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font-name="Arial1" fo:font-size="14pt" fo:font-style="normal" style:text-underline-style="solid" style:text-underline-width="auto" style:text-underline-color="font-color" fo:font-weight="bold" officeooo:paragraph-rsid="00076939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Arial1" fo:font-size="14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end" style:justify-single-word="false" fo:background-color="transparent" style:writing-mode="lr-tb"/>
      <style:text-properties fo:font-variant="normal" fo:text-transform="none" fo:color="#8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9900ff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9900ff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800000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6aa84f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6aa84f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6f18b09a-06af-c055-7a23-98356445fc40"/>Product Backlog</text:p>
      <text:p text:style-name="Text_20_body"/>
      <text:list xml:id="list5737873269449827472" text:style-name="L1">
        <text:list-item>
          <text:p text:style-name="P10">Additions au cahier des charges</text:p>
        </text:list-item>
      </text:list>
      <text:p text:style-name="Text_20_body"/>
      <text:p text:style-name="P1">P_Create</text:p>
      <text:p text:style-name="P1">En tant qu'utilisateur,</text:p>
      <text:p text:style-name="P13"><text:span text:style-name="T1">je peux créer un jeu en renseignant son éditeur, son code barre et son prix. </text:span><text:span text:style-name="T3">(5h)</text:span></text:p>
      <text:p text:style-name="Text_20_body"/>
      <text:p text:style-name="P1">P_ Tag</text:p>
      <text:p text:style-name="P1">En tant qu'utilisateur,</text:p>
      <text:p text:style-name="P1">je peux attribuer des tags à un jeu</text:p>
      <text:p text:style-name="P13"><text:span text:style-name="T1">afin de mieux conseiller un client. </text:span><text:span text:style-name="T3">(0)</text:span></text:p>
      <text:p text:style-name="Text_20_body"/>
      <text:p text:style-name="P13"><text:span text:style-name="T1">P_ Search </text:span><text:span text:style-name="T3">(3h)</text:span></text:p>
      <text:p text:style-name="P1">En tant qu'utilisateur,</text:p>
      <text:p text:style-name="P1">je peux chercher un jeu rapidement</text:p>
      <text:p text:style-name="P1">pour voir et modifier le stock et les prix des différentes versions.</text:p>
      <text:p text:style-name="Text_20_body"/>
      <text:p text:style-name="P13"><text:span text:style-name="T1">A_Menu </text:span><text:span text:style-name="T3">(4h)</text:span></text:p>
      <text:p text:style-name="P1">En tant qu'acheteur,</text:p>
      <text:p text:style-name="P1">je peux acheter des jeux, connus ou non du logiciel, sans avoir à changer de menu.</text:p>
      <text:p text:style-name="Text_20_body"/>
      <text:p text:style-name="P13"><text:span text:style-name="T4">A_Command</text:span><text:span text:style-name="T2"> </text:span><text:span text:style-name="T3">(4h)</text:span></text:p>
      <text:p text:style-name="P3">En tant qu'acheteur,</text:p>
      <text:p text:style-name="P3">je peux visualiser et gérer les commandes en cours et les gérer.</text:p>
      <text:p text:style-name="Text_20_body"/>
      <text:p text:style-name="P13"><text:span text:style-name="T1">T_Cancel </text:span><text:span text:style-name="T3">(1h)</text:span></text:p>
      <text:p text:style-name="P1">En tant que vendeur ou qu'acheteur,</text:p>
      <text:p text:style-name="P1">je peux annuler tout ou une partie d'une transaction en cours.</text:p>
      <text:p text:style-name="Text_20_body"/>
      <text:p text:style-name="P13"><text:span text:style-name="T1">T_Suspend </text:span><text:span text:style-name="T3">(3h)</text:span></text:p>
      <text:p text:style-name="P1">En tant que vendeur ou qu'acheteur,</text:p>
      <text:p text:style-name="P1">je peux suspendre une transaction en cours</text:p>
      <text:p text:style-name="P1">pour la reprendre ultérieurement.</text:p>
      <text:p text:style-name="Text_20_body"/>
      <text:p text:style-name="P13"><text:span text:style-name="T1">CF_Manage </text:span><text:span text:style-name="T3">(5h)</text:span></text:p>
      <text:p text:style-name="P1">En tant qu'utilisateur,</text:p>
      <text:p text:style-name="P1">je peux enregistrer ou modifier un client/fournisseur.</text:p>
      <text:p text:style-name="Text_20_body"/>
      <text:p text:style-name="P13"><text:span text:style-name="T1">V_Hist </text:span><text:span text:style-name="T3">(3h)</text:span></text:p>
      <text:p text:style-name="P1"><text:soft-page-break/>En tant que vendeur,</text:p>
      <text:p text:style-name="P1">je peux consulter l'historique des transactions d'un client.</text:p>
      <text:p text:style-name="Text_20_body"/>
      <text:p text:style-name="P13"><text:span text:style-name="T1">V_Reduc </text:span><text:span text:style-name="T3">(1h)</text:span></text:p>
      <text:p text:style-name="P3">En tant que vendeur,</text:p>
      <text:p text:style-name="P3">je peux arbitrairement appliquer une réduction sur l'ensemble de la facture.</text:p>
      <text:p text:style-name="Text_20_body"/>
      <text:p text:style-name="P1">OPTIONEL (brouillon)</text:p>
      <text:p text:style-name="Text_20_body"/>
      <text:p text:style-name="P1">V_Promo</text:p>
      <text:p text:style-name="P1">En tant que vendeur,</text:p>
      <text:p text:style-name="P1">je peux choisir de mettre un jeu en promotion et décider son prix.</text:p>
      <text:p text:style-name="Text_20_body"/>
      <text:p text:style-name="P5">Sprints</text:p>
      <text:p text:style-name="Text_20_body"/>
      <text:p text:style-name="P13"><text:span text:style-name="T1">Sprint 1 </text:span><text:span text:style-name="T3">(8h)</text:span></text:p>
      <text:p text:style-name="P7">P_Create</text:p>
      <text:p text:style-name="P7">P_Tag</text:p>
      <text:p text:style-name="P7">P_Search</text:p>
      <text:p text:style-name="Text_20_body"/>
      <text:p text:style-name="P13"><text:span text:style-name="T1">Pour P_ Tag et P_ Create </text:span><text:span text:style-name="T3">(5h)</text:span></text:p>
      <text:p text:style-name="P11">A. Entité/Relation (1h) - Adrien</text:p>
      <text:p text:style-name="P11">B. requêtes MySQL (1h) - Adrien</text:p>
      <text:p text:style-name="P13"><text:span text:style-name="T5">C. UML classes</text:span><text:span text:style-name="T7"> </text:span><text:span text:style-name="T6">(1h) - Julian, An</text:span></text:p>
      <text:p text:style-name="P12">D. UML messages (interfaces MCV) (2h) - Stéphane</text:p>
      <text:p text:style-name="P2">E. Code Modèle (3h) - ?</text:p>
      <text:p text:style-name="P2">F. Code Vue (3h) - ?</text:p>
      <text:p text:style-name="P2">G. Code Contrôleur (3h) - ?</text:p>
      <text:p text:style-name="P2">A → B ; B → E ; C → G ; D → E, F, G ; E, F, G → fin</text:p>
      <text:p text:style-name="Text_20_body"/>
      <text:p text:style-name="P13"><text:span text:style-name="T1">Pour P_ Search </text:span><text:span text:style-name="T3">(3h)</text:span></text:p>
      <text:p text:style-name="P2">A. UML messages (interfaces MCV) (2h)</text:p>
      <text:p text:style-name="P2">B. requêtes MySQL (1h)</text:p>
      <text:p text:style-name="P2">C. Code Modèle (1h)</text:p>
      <text:p text:style-name="P2">D. Code Vue (2h)</text:p>
      <text:p text:style-name="P2">E. Code Contrôleur (1h)</text:p>
      <text:p text:style-name="Text_20_body"/>
      <text:p text:style-name="P1">Sprint 2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6S</meta:editing-duration>
    <meta:editing-cycles>13</meta:editing-cycles>
    <meta:generator>LibreOffice/5.2.7.2$Windows_x86 LibreOffice_project/2b7f1e640c46ceb28adf43ee075a6e8b8439ed10</meta:generator>
    <dc:date>2018-03-08T18:36:49.897000000</dc:date>
    <meta:document-statistic meta:table-count="0" meta:image-count="0" meta:object-count="0" meta:page-count="2" meta:paragraph-count="61" meta:word-count="320" meta:character-count="1728" meta:non-whitespace-character-count="1468"/>
    <meta:user-defined meta:name="Info 1"/>
    <meta:user-defined meta:name="Info 2"/>
    <meta:user-defined meta:name="Info 3"/>
    <meta:user-defined meta:name="Info 4"/>
  </office:meta>
</office:document-meta>
</file>